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Monospace1" svg:font-family="Monospac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84d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c78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d7a2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07de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2666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42d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4d9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6b3f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977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b0f8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dd4b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eaf1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f69d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1220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21d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0f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4b0c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53c1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7fd9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9a6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d1e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f0a8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f9b6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177e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4499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641d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795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a808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c1e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c34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d955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e9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f00f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 style:family="paragraph" style:parent-style-name="Standard">
      <style:text-properties officeooo:paragraph-rsid="05507de4"/>
    </style:style>
    <style:style style:name="P36" style:family="paragraph" style:parent-style-name="Standard">
      <style:text-properties officeooo:paragraph-rsid="0554d922"/>
    </style:style>
    <style:style style:name="P37" style:family="paragraph" style:parent-style-name="Standard">
      <style:text-properties officeooo:paragraph-rsid="056f9b61"/>
    </style:style>
    <style:style style:name="P38" style:family="paragraph" style:parent-style-name="Standard">
      <style:text-properties officeooo:paragraph-rsid="0577957a"/>
    </style:style>
    <style:style style:name="P39" style:family="paragraph" style:parent-style-name="Standard">
      <style:paragraph-properties fo:margin-left="0cm" fo:margin-right="0cm" fo:text-align="start" style:justify-single-word="false" fo:text-indent="0cm" style:auto-text-indent="false"/>
    </style:style>
    <style:style style:name="P4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4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42" style:family="paragraph" style:parent-style-name="Preformatted_20_Text">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3"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428c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font-size-complex="10pt"/>
    </style:style>
    <style:style style:name="T1" style:family="text">
      <style:text-properties fo:color="#000000" style:font-name="Monospace"/>
    </style:style>
    <style:style style:name="T2" style:family="text">
      <style:text-properties fo:color="#000000" style:font-name="Monospace" fo:font-size="10pt" style:font-size-asian="10pt" style:font-size-complex="10pt"/>
    </style:style>
    <style:style style:name="T3" style:family="text">
      <style:text-properties fo:color="#000000" style:font-name="Monospace" fo:font-size="10pt" fo:background-color="#e8f2fe" loext:char-shading-value="0" style:font-size-asian="10pt" style:font-size-complex="10pt"/>
    </style:style>
    <style:style style:name="T4" style:family="text">
      <style:text-properties fo:color="#000000" style:font-name="Monospace" fo:font-size="10pt" fo:background-color="#d4d4d4" loext:char-shading-value="0" style:font-size-asian="10pt" style:font-size-complex="10pt"/>
    </style:style>
    <style:style style:name="T5" style:family="text">
      <style:text-properties fo:color="#000000" style:font-name="Monospace" fo:font-size="10pt" officeooo:rsid="057641d0" style:font-name-asian="Noto Sans CJK SC Regular" style:font-size-asian="10pt" style:font-name-complex="Lohit Devanagari" style:font-size-complex="10pt"/>
    </style:style>
    <style:style style:name="T6" style:family="text">
      <style:text-properties fo:color="#000000" style:font-name="Monospace1" fo:font-size="10pt" fo:language="en" fo:country="IN" officeooo:rsid="057c342c" style:letter-kerning="true" style:font-size-asian="10pt" style:language-asian="zh" style:country-asian="CN" style:font-size-complex="10pt" style:language-complex="hi" style:country-complex="IN"/>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5507d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554d9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57795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color="#7f0055" style:font-name="Monospace" fo:font-weight="bold" style:font-weight-asian="bold"/>
    </style:style>
    <style:style style:name="T11" style:family="text">
      <style:text-properties fo:color="#7f0055" style:font-name="Monospace" fo:font-size="10pt" fo:font-weight="bold" style:font-size-asian="10pt" style:font-weight-asian="bold" style:font-size-complex="10pt"/>
    </style:style>
    <style:style style:name="T12" style:family="text">
      <style:text-properties fo:color="#7f0055" style:font-name="Monospace" fo:font-size="10pt" fo:font-weight="bold" fo:background-color="#e8f2fe" loext:char-shading-value="0" style:font-size-asian="10pt" style:font-weight-asian="bold" style:font-size-complex="10pt"/>
    </style:style>
    <style:style style:name="T13" style:family="text">
      <style:text-properties fo:color="#7f0055" style:font-name="Monospace" fo:font-size="10pt" fo:font-weight="bold" officeooo:rsid="0559773f" style:font-name-asian="Noto Sans CJK SC Regular" style:font-size-asian="10pt" style:font-weight-asian="bold" style:font-name-complex="Lohit Devanagari" style:font-size-complex="10pt"/>
    </style:style>
    <style:style style:name="T14" style:family="text">
      <style:text-properties fo:color="#7f0055" style:font-name="Monospace" fo:font-size="10pt" fo:font-weight="bold" officeooo:rsid="05653c17" style:font-name-asian="Noto Sans CJK SC Regular" style:font-size-asian="10pt" style:font-weight-asian="bold" style:font-name-complex="Lohit Devanagari" style:font-size-complex="10pt"/>
    </style:style>
    <style:style style:name="T15" style:family="text">
      <style:text-properties fo:color="#7f0055" style:font-name="Monospace" fo:font-size="10pt" fo:font-weight="bold" officeooo:rsid="057177e7" style:font-name-asian="Noto Sans CJK SC Regular" style:font-size-asian="10pt" style:font-weight-asian="bold" style:font-name-complex="Lohit Devanagari" style:font-size-complex="10pt"/>
    </style:style>
    <style:style style:name="T16" style:family="text">
      <style:text-properties fo:color="#7f0055" style:font-name="Monospace1" fo:font-size="10pt" fo:language="en" fo:country="IN" fo:font-weight="bold" officeooo:rsid="054d7a20" style:letter-kerning="true" style:font-size-asian="10pt" style:language-asian="zh" style:country-asian="CN" style:font-weight-asian="bold" style:font-size-complex="10pt" style:language-complex="hi" style:country-complex="IN"/>
    </style:style>
    <style:style style:name="T17" style:family="text">
      <style:text-properties fo:color="#7f0055" style:font-name="Monospace1" fo:font-size="10pt" fo:language="en" fo:country="IN" fo:font-weight="bold" officeooo:rsid="05542dd1" style:letter-kerning="true" fo:background-color="#e8f2fe" loext:char-shading-value="0" style:font-size-asian="10pt" style:language-asian="zh" style:country-asian="CN" style:font-weight-asian="bold" style:font-size-complex="10pt" style:language-complex="hi" style:country-complex="IN"/>
    </style:style>
    <style:style style:name="T18" style:family="text">
      <style:text-properties fo:color="#7f0055" style:font-name="Monospace1" fo:font-size="10pt" fo:language="en" fo:country="IN" fo:font-weight="bold" style:letter-kerning="true" style:font-name-asian="Courier New" style:font-size-asian="10pt" style:language-asian="zh" style:country-asian="CN" style:font-weight-asian="bold" style:font-name-complex="Liberation Mono" style:font-size-complex="10pt" style:language-complex="hi" style:country-complex="IN"/>
    </style:style>
    <style:style style:name="T19" style:family="text">
      <style:text-properties fo:color="#7f0055" fo:font-size="10pt" fo:font-weight="bold" style:font-size-asian="10pt" style:font-weight-asian="bold" style:font-size-complex="10pt"/>
    </style:style>
    <style:style style:name="T20" style:family="text">
      <style:text-properties fo:color="#2a00ff" style:font-name="Monospace"/>
    </style:style>
    <style:style style:name="T21" style:family="text">
      <style:text-properties fo:color="#646464" style:font-name="Monospace"/>
    </style:style>
    <style:style style:name="T22" style:family="text">
      <style:text-properties fo:color="#0000c0" style:font-name="Monospace"/>
    </style:style>
    <style:style style:name="T23" style:family="text">
      <style:text-properties fo:color="#0000c0" style:font-name="Monospace" fo:font-style="italic" fo:font-weight="bold" style:font-style-asian="italic" style:font-weight-asian="bold"/>
    </style:style>
    <style:style style:name="T24" style:family="text">
      <style:text-properties fo:color="#0000c0" style:font-name="Monospace" fo:font-size="10pt" style:font-size-asian="10pt" style:font-size-complex="10pt"/>
    </style:style>
    <style:style style:name="T25" style:family="text">
      <style:text-properties fo:color="#0000c0" fo:font-size="10pt" style:font-size-asian="10pt" style:font-size-complex="10pt"/>
    </style:style>
    <style:style style:name="T26" style:family="text">
      <style:text-properties fo:color="#6a3e3e" style:font-name="Monospace"/>
    </style:style>
    <style:style style:name="T27" style:family="text">
      <style:text-properties fo:color="#6a3e3e" style:font-name="Monospace" fo:font-size="10pt" style:font-size-asian="10pt" style:font-size-complex="10pt"/>
    </style:style>
    <style:style style:name="T28" style:family="text">
      <style:text-properties fo:color="#6a3e3e" fo:font-size="10pt" style:font-size-asian="10pt" style:font-size-complex="10pt"/>
    </style:style>
    <style:style style:name="T29" style:family="text">
      <style:text-properties style:font-name="Monospace" officeooo:rsid="05484d92" style:font-name-asian="Noto Sans CJK SC Regular" style:font-name-complex="Lohit Devanagari"/>
    </style:style>
    <style:style style:name="T30" style:family="text">
      <style:text-properties style:font-name="Monospace" officeooo:rsid="054d7a20" style:font-name-asian="Noto Sans CJK SC Regular" style:font-name-complex="Lohit Devanagari"/>
    </style:style>
    <style:style style:name="T31" style:family="text">
      <style:text-properties style:font-name="Monospace" officeooo:rsid="05507de4" style:font-name-asian="Noto Sans CJK SC Regular" style:font-name-complex="Lohit Devanagari"/>
    </style:style>
    <style:style style:name="T32" style:family="text">
      <style:text-properties style:font-name="Monospace" officeooo:rsid="05526669" style:font-name-asian="Noto Sans CJK SC Regular" style:font-name-complex="Lohit Devanagari"/>
    </style:style>
    <style:style style:name="T33" style:family="text">
      <style:text-properties style:font-name="Monospace" officeooo:rsid="05542dd1" style:font-name-asian="Noto Sans CJK SC Regular" style:font-name-complex="Lohit Devanagari"/>
    </style:style>
    <style:style style:name="T34" style:family="text">
      <style:text-properties style:font-name="Monospace" officeooo:rsid="0554d922" style:font-name-asian="Noto Sans CJK SC Regular" style:font-name-complex="Lohit Devanagari"/>
    </style:style>
    <style:style style:name="T35" style:family="text">
      <style:text-properties style:font-name="Monospace" officeooo:rsid="0556b3f5" style:font-name-asian="Noto Sans CJK SC Regular" style:font-name-complex="Lohit Devanagari"/>
    </style:style>
    <style:style style:name="T36" style:family="text">
      <style:text-properties style:font-name="Monospace" officeooo:rsid="0559773f" style:font-name-asian="Noto Sans CJK SC Regular" style:font-name-complex="Lohit Devanagari"/>
    </style:style>
    <style:style style:name="T37" style:family="text">
      <style:text-properties style:font-name="Monospace" officeooo:rsid="055b0f80" style:font-name-asian="Noto Sans CJK SC Regular" style:font-name-complex="Lohit Devanagari"/>
    </style:style>
    <style:style style:name="T38" style:family="text">
      <style:text-properties style:font-name="Monospace" officeooo:rsid="055dd4bd" style:font-name-asian="Noto Sans CJK SC Regular" style:font-name-complex="Lohit Devanagari"/>
    </style:style>
    <style:style style:name="T39" style:family="text">
      <style:text-properties style:font-name="Monospace" officeooo:rsid="055eaf15" style:font-name-asian="Noto Sans CJK SC Regular" style:font-name-complex="Lohit Devanagari"/>
    </style:style>
    <style:style style:name="T40" style:family="text">
      <style:text-properties style:font-name="Monospace" officeooo:rsid="055f69d9" style:font-name-asian="Noto Sans CJK SC Regular" style:font-name-complex="Lohit Devanagari"/>
    </style:style>
    <style:style style:name="T41" style:family="text">
      <style:text-properties style:font-name="Monospace" officeooo:rsid="0561220b" style:font-name-asian="Noto Sans CJK SC Regular" style:font-name-complex="Lohit Devanagari"/>
    </style:style>
    <style:style style:name="T42" style:family="text">
      <style:text-properties style:font-name="Monospace" officeooo:rsid="05630f6e" style:font-name-asian="Noto Sans CJK SC Regular" style:font-name-complex="Lohit Devanagari"/>
    </style:style>
    <style:style style:name="T43" style:family="text">
      <style:text-properties style:font-name="Monospace" officeooo:rsid="05653c17" style:font-name-asian="Noto Sans CJK SC Regular" style:font-name-complex="Lohit Devanagari"/>
    </style:style>
    <style:style style:name="T44" style:family="text">
      <style:text-properties style:font-name="Monospace" officeooo:rsid="0567fd9d" style:font-name-asian="Noto Sans CJK SC Regular" style:font-name-complex="Lohit Devanagari"/>
    </style:style>
    <style:style style:name="T45" style:family="text">
      <style:text-properties style:font-name="Monospace" officeooo:rsid="0569a65f" style:font-name-asian="Noto Sans CJK SC Regular" style:font-name-complex="Lohit Devanagari"/>
    </style:style>
    <style:style style:name="T46" style:family="text">
      <style:text-properties style:font-name="Monospace" officeooo:rsid="056d1ed2" style:font-name-asian="Noto Sans CJK SC Regular" style:font-name-complex="Lohit Devanagari"/>
    </style:style>
    <style:style style:name="T47" style:family="text">
      <style:text-properties style:font-name="Monospace" officeooo:rsid="056df5bd" style:font-name-asian="Noto Sans CJK SC Regular" style:font-name-complex="Lohit Devanagari"/>
    </style:style>
    <style:style style:name="T48" style:family="text">
      <style:text-properties style:font-name="Monospace" officeooo:rsid="056f0a8e" style:font-name-asian="Noto Sans CJK SC Regular" style:font-name-complex="Lohit Devanagari"/>
    </style:style>
    <style:style style:name="T49" style:family="text">
      <style:text-properties style:font-name="Monospace" officeooo:rsid="056f9b61" style:font-name-asian="Noto Sans CJK SC Regular" style:font-name-complex="Lohit Devanagari"/>
    </style:style>
    <style:style style:name="T50" style:family="text">
      <style:text-properties style:font-name="Monospace" officeooo:rsid="057177e7" style:font-name-asian="Noto Sans CJK SC Regular" style:font-name-complex="Lohit Devanagari"/>
    </style:style>
    <style:style style:name="T51" style:family="text">
      <style:text-properties style:font-name="Monospace" officeooo:rsid="05744996" style:font-name-asian="Noto Sans CJK SC Regular" style:font-name-complex="Lohit Devanagari"/>
    </style:style>
    <style:style style:name="T52" style:family="text">
      <style:text-properties style:font-name="Monospace" officeooo:rsid="057641d0" style:font-name-asian="Noto Sans CJK SC Regular" style:font-name-complex="Lohit Devanagari"/>
    </style:style>
    <style:style style:name="T53" style:family="text">
      <style:text-properties style:font-name="Monospace" officeooo:rsid="0577957a" style:font-name-asian="Noto Sans CJK SC Regular" style:font-name-complex="Lohit Devanagari"/>
    </style:style>
    <style:style style:name="T54" style:family="text">
      <style:text-properties style:font-name="Monospace" officeooo:rsid="057c1e42" style:font-name-asian="Noto Sans CJK SC Regular" style:font-name-complex="Lohit Devanagari"/>
    </style:style>
    <style:style style:name="T55" style:family="text">
      <style:text-properties style:font-name="Monospace" officeooo:rsid="057c342c" style:font-name-asian="Noto Sans CJK SC Regular" style:font-name-complex="Lohit Devanagari"/>
    </style:style>
    <style:style style:name="T56" style:family="text">
      <style:text-properties style:font-name="Monospace" officeooo:rsid="057d955e" style:font-name-asian="Noto Sans CJK SC Regular" style:font-name-complex="Lohit Devanagari"/>
    </style:style>
    <style:style style:name="T57" style:family="text">
      <style:text-properties style:font-name="Monospace" officeooo:rsid="057e96d5" style:font-name-asian="Noto Sans CJK SC Regular" style:font-name-complex="Lohit Devanagari"/>
    </style:style>
    <style:style style:name="T58" style:family="text">
      <style:text-properties style:font-name="Monospace" officeooo:rsid="057f00f8" style:font-name-asian="Noto Sans CJK SC Regular" style:font-name-complex="Lohit Devanagari"/>
    </style:style>
    <style:style style:name="T59" style:family="text">
      <style:text-properties style:font-name="Monospace" officeooo:rsid="0588c471" style:font-name-asian="Noto Sans CJK SC Regular" style:font-name-complex="Lohit Devanagari"/>
    </style:style>
    <style:style style:name="T60" style:family="text">
      <style:text-properties style:font-name="Monospace" officeooo:rsid="0594ba7f" style:font-name-asian="Noto Sans CJK SC Regular" style:font-name-complex="Lohit Devanagari"/>
    </style:style>
    <style:style style:name="T61" style:family="text">
      <style:text-properties style:font-name="Monospace" officeooo:rsid="05962776" style:font-name-asian="Noto Sans CJK SC Regular" style:font-name-complex="Lohit Devanagari"/>
    </style:style>
    <style:style style:name="T62" style:family="text">
      <style:text-properties style:font-name="Monospace" officeooo:rsid="0597b8dc" style:font-name-asian="Noto Sans CJK SC Regular" style:font-name-complex="Lohit Devanagari"/>
    </style:style>
    <style:style style:name="T63" style:family="text">
      <style:text-properties style:font-name="Monospace" fo:font-weight="bold" officeooo:rsid="05428c62" style:font-name-asian="Noto Sans CJK SC Regular" style:font-weight-asian="bold" style:font-name-complex="Lohit Devanagari" style:font-weight-complex="bold"/>
    </style:style>
    <style:style style:name="T64" style:family="text">
      <style:text-properties style:font-name="Monospace" fo:font-weight="bold" officeooo:rsid="05448ad3" style:font-name-asian="Noto Sans CJK SC Regular" style:font-weight-asian="bold" style:font-name-complex="Lohit Devanagari" style:font-weight-complex="bold"/>
    </style:style>
    <style:style style:name="T65" style:family="text">
      <style:text-properties style:font-name="Monospace" fo:font-weight="bold" officeooo:rsid="05484d92" style:font-name-asian="Noto Sans CJK SC Regular" style:font-weight-asian="bold" style:font-name-complex="Lohit Devanagari" style:font-weight-complex="bold"/>
    </style:style>
    <style:style style:name="T66" style:family="text">
      <style:text-properties style:font-name="Monospace" fo:font-weight="bold" officeooo:rsid="054c787f" style:font-name-asian="Noto Sans CJK SC Regular" style:font-weight-asian="bold" style:font-name-complex="Lohit Devanagari" style:font-weight-complex="bold"/>
    </style:style>
    <style:style style:name="T67" style:family="text">
      <style:text-properties style:font-name="Monospace" fo:font-weight="bold" officeooo:rsid="054c9b76" style:font-name-asian="Noto Sans CJK SC Regular" style:font-weight-asian="bold" style:font-name-complex="Lohit Devanagari" style:font-weight-complex="bold"/>
    </style:style>
    <style:style style:name="T68" style:family="text">
      <style:text-properties style:font-name="Monospace" fo:font-weight="bold" officeooo:rsid="055b0f80" style:font-name-asian="Noto Sans CJK SC Regular" style:font-weight-asian="bold" style:font-name-complex="Lohit Devanagari" style:font-weight-complex="bold"/>
    </style:style>
    <style:style style:name="T69" style:family="text">
      <style:text-properties style:font-name="Monospace" fo:font-weight="bold" officeooo:rsid="05621df9" style:font-name-asian="Noto Sans CJK SC Regular" style:font-weight-asian="bold" style:font-name-complex="Lohit Devanagari" style:font-weight-complex="bold"/>
    </style:style>
    <style:style style:name="T70" style:family="text">
      <style:text-properties style:font-name="Monospace" fo:font-weight="bold" officeooo:rsid="0569a65f" style:font-name-asian="Noto Sans CJK SC Regular" style:font-weight-asian="bold" style:font-name-complex="Lohit Devanagari" style:font-weight-complex="bold"/>
    </style:style>
    <style:style style:name="T71" style:family="text">
      <style:text-properties style:font-name="Monospace" fo:font-weight="bold" officeooo:rsid="05744996" style:font-name-asian="Noto Sans CJK SC Regular" style:font-weight-asian="bold" style:font-name-complex="Lohit Devanagari" style:font-weight-complex="bold"/>
    </style:style>
    <style:style style:name="T72" style:family="text">
      <style:text-properties style:font-name="Monospace" fo:font-weight="bold" officeooo:rsid="057a8088" style:font-name-asian="Noto Sans CJK SC Regular" style:font-weight-asian="bold" style:font-name-complex="Lohit Devanagari" style:font-weight-complex="bold"/>
    </style:style>
    <style:style style:name="T73" style:family="text">
      <style:text-properties style:font-name="Monospace" fo:font-size="10pt" officeooo:rsid="0554d922" style:font-name-asian="Noto Sans CJK SC Regular" style:font-size-asian="10pt" style:font-name-complex="Lohit Devanagari" style:font-size-complex="10pt"/>
    </style:style>
    <style:style style:name="T74" style:family="text">
      <style:text-properties style:font-name="Monospace" fo:font-size="10pt" officeooo:rsid="0556b3f5" style:font-name-asian="Noto Sans CJK SC Regular" style:font-size-asian="10pt" style:font-name-complex="Lohit Devanagari" style:font-size-complex="10pt"/>
    </style:style>
    <style:style style:name="T75" style:family="text">
      <style:text-properties style:font-name="Monospace" fo:font-size="10pt" officeooo:rsid="0559773f" style:font-name-asian="Noto Sans CJK SC Regular" style:font-size-asian="10pt" style:font-name-complex="Lohit Devanagari" style:font-size-complex="10pt"/>
    </style:style>
    <style:style style:name="T76" style:family="text">
      <style:text-properties style:font-name="Monospace" fo:font-size="10pt" officeooo:rsid="055dd4bd" style:font-name-asian="Noto Sans CJK SC Regular" style:font-size-asian="10pt" style:font-name-complex="Lohit Devanagari" style:font-size-complex="10pt"/>
    </style:style>
    <style:style style:name="T77" style:family="text">
      <style:text-properties style:font-name="Monospace" fo:font-size="10pt" officeooo:rsid="055f69d9" style:font-name-asian="Noto Sans CJK SC Regular" style:font-size-asian="10pt" style:font-name-complex="Lohit Devanagari" style:font-size-complex="10pt"/>
    </style:style>
    <style:style style:name="T78" style:family="text">
      <style:text-properties style:font-name="Monospace" fo:font-size="10pt" officeooo:rsid="0567fd9d" style:font-name-asian="Noto Sans CJK SC Regular" style:font-size-asian="10pt" style:font-name-complex="Lohit Devanagari" style:font-size-complex="10pt"/>
    </style:style>
    <style:style style:name="T79" style:family="text">
      <style:text-properties style:font-name="Monospace" fo:font-size="10pt" officeooo:rsid="056f0a8e" style:font-name-asian="Noto Sans CJK SC Regular" style:font-size-asian="10pt" style:font-name-complex="Lohit Devanagari" style:font-size-complex="10pt"/>
    </style:style>
    <style:style style:name="T80" style:family="text">
      <style:text-properties style:font-name="Monospace" fo:font-size="10pt" officeooo:rsid="056f9b61" style:font-name-asian="Noto Sans CJK SC Regular" style:font-size-asian="10pt" style:font-name-complex="Lohit Devanagari" style:font-size-complex="10pt"/>
    </style:style>
    <style:style style:name="T81" style:family="text">
      <style:text-properties style:font-name="Monospace" fo:font-size="10pt" officeooo:rsid="057641d0" style:font-name-asian="Noto Sans CJK SC Regular" style:font-size-asian="10pt" style:font-name-complex="Lohit Devanagari" style:font-size-complex="10pt"/>
    </style:style>
    <style:style style:name="T82" style:family="text">
      <style:text-properties style:font-name="Monospace" fo:font-size="10pt" officeooo:rsid="0577957a" style:font-name-asian="Noto Sans CJK SC Regular" style:font-size-asian="10pt" style:font-name-complex="Lohit Devanagari" style:font-size-complex="10pt"/>
    </style:style>
    <style:style style:name="T83" style:family="text">
      <style:text-properties style:font-name="Monospace" fo:font-size="10pt" officeooo:rsid="057c342c" style:font-name-asian="Noto Sans CJK SC Regular" style:font-size-asian="10pt" style:font-name-complex="Lohit Devanagari" style:font-size-complex="10pt"/>
    </style:style>
    <style:style style:name="T84" style:family="text">
      <style:text-properties style:font-name="Monospace" fo:font-size="10pt" officeooo:rsid="057d955e" style:font-name-asian="Noto Sans CJK SC Regular" style:font-size-asian="10pt" style:font-name-complex="Lohit Devanagari" style:font-size-complex="10pt"/>
    </style:style>
    <style:style style:name="T85" style:family="text">
      <style:text-properties style:use-window-font-color="true" style:font-name="Liberation Mono" fo:font-size="10pt" fo:language="en" fo:country="IN" style:letter-kerning="true" style:font-name-asian="Courier New" style:font-size-asian="10pt" style:language-asian="zh" style:country-asian="CN" style:font-name-complex="Liberation Mono" style:font-size-complex="10pt" style:language-complex="hi" style:country-complex="IN"/>
    </style:style>
    <style:style style:name="T86" style:family="text">
      <style:text-properties style:use-window-font-color="true" fo:font-size="10pt" fo:language="en" fo:country="IN" fo:font-weight="bold" officeooo:rsid="054d7a20" style:letter-kerning="true" style:font-size-asian="10pt" style:language-asian="zh" style:country-asian="CN" style:font-weight-asian="bold" style:font-size-complex="10pt" style:language-complex="hi" style:country-complex="IN"/>
    </style:style>
    <style:style style:name="T87" style:family="text">
      <style:text-properties style:use-window-font-color="true" fo:font-size="10.5pt" fo:language="en" fo:country="IN" fo:font-weight="bold" officeooo:rsid="054d7a20" style:letter-kerning="true" style:font-size-asian="10.5pt" style:language-asian="zh" style:country-asian="CN" style:font-weight-asian="bold" style:font-size-complex="10.5pt" style:language-complex="hi" style:country-complex="IN"/>
    </style:style>
    <style:style style:name="T88" style:family="text">
      <style:text-properties fo:font-size="10pt" style:font-size-asian="10pt" style:font-size-complex="10pt"/>
    </style:style>
    <style:style style:name="T89" style:family="text">
      <style:text-properties fo:font-size="10pt" fo:background-color="#d4d4d4" loext:char-shading-value="0"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Source_20_Text"><text:span text:style-name="T63">1. </text:span></text:span><text:span text:style-name="Source_20_Text"><text:span text:style-name="T64">Problem Statement: </text:span></text:span><text:span text:style-name="Source_20_Text"><text:span text:style-name="T65">We have an application which basically sends notifications to customers. To begin with, the application has the ability to send email and sms notifications. But the application should be flexible enough to add new ways of sending notifications. These new additions should not bring in excessive code changes. The application should be easily testable.</text:span></text:span></text:p>
      <text:p text:style-name="P2"><text:span text:style-name="Source_20_Text"><text:span text:style-name="T65">Design the application with all these things in mind.</text:span></text:span></text:p>
      <text:p text:style-name="P2"><text:span text:style-name="Source_20_Text"><text:span text:style-name="T29"/></text:span></text:p>
      <text:p text:style-name="P3"><text:span text:style-name="Source_20_Text"><text:span text:style-name="T67">a.</text:span></text:span><text:span text:style-name="Source_20_Text"><text:span text:style-name="T66">Solution without Dependency Injection:</text:span></text:span></text:p>
      <text:p text:style-name="P4"><text:span text:style-name="Source_20_Text"><text:span text:style-name="T30">Since it is already clear that we already have two messaging services and in future there are going to be </text:span></text:span><text:span text:style-name="Source_20_Text"><text:span text:style-name="T60">m</text:span></text:span><text:span text:style-name="Source_20_Text"><text:span text:style-name="T30">ore </text:span></text:span><text:span text:style-name="Source_20_Text"><text:span text:style-name="T60">and so</text:span></text:span><text:span text:style-name="Source_20_Text"><text:span text:style-name="T30"> </text:span></text:span><text:span text:style-name="Source_20_Text"><text:span text:style-name="T60">w</text:span></text:span><text:span text:style-name="Source_20_Text"><text:span text:style-name="T30">e will create an message service interface which will be implemented </text:span></text:span><text:span text:style-name="Source_20_Text"><text:span text:style-name="T61">by </text:span></text:span><text:span text:style-name="Source_20_Text"><text:span text:style-name="T30">the corresponding message service implementations. </text:span></text:span><text:span text:style-name="Source_20_Text"><text:span text:style-name="T62">Thus allowing more new messaging service implementations to be added to the system (the new ones also just have to implement the interface).</text:span></text:span></text:p>
      <text:p text:style-name="P4"><text:span text:style-name="Source_20_Text"><text:span text:style-name="T30"/></text:span></text:p>
      <text:p text:style-name="P39"><text:span text:style-name="Source_20_Text"><text:span text:style-name="T16">public</text:span></text:span><text:span text:style-name="T2"> </text:span><text:span text:style-name="T11">interface</text:span><text:span text:style-name="T2"> MessageService {</text:span></text:p>
      <text:p text:style-name="P40"/>
      <text:p text:style-name="P41"><text:span text:style-name="T1"><text:s text:c="2"/></text:span><text:span text:style-name="T10">void</text:span><text:span text:style-name="T1"> sendMessage(String </text:span><text:span text:style-name="T26">message</text:span><text:span text:style-name="T1">, String </text:span><text:span text:style-name="T26">to</text:span><text:span text:style-name="T1">);</text:span></text:p>
      <text:p text:style-name="P44">}</text:p>
      <text:p text:style-name="Preformatted_20_Text"><text:span text:style-name="Source_20_Text"><text:span text:style-name="T87"/></text:span></text:p>
      <text:p text:style-name="P39"><text:span text:style-name="Source_20_Text"><text:span text:style-name="T16">public</text:span></text:span><text:span text:style-name="T2"> </text:span><text:span text:style-name="T11">class</text:span><text:span text:style-name="T2"> EmailMessageServiceImpl </text:span><text:span text:style-name="T11">implements</text:span><text:span text:style-name="T2"> MessageService {</text:span></text:p>
      <text:p text:style-name="P40"/>
      <text:p text:style-name="P41"><text:span text:style-name="T1"><text:s text:c="2"/></text:span><text:span text:style-name="T21">@Override</text:span></text:p>
      <text:p text:style-name="P41"><text:span text:style-name="T1"><text:s text:c="2"/></text:span><text:span text:style-name="T10">public</text:span><text:span text:style-name="T1"> </text:span><text:span text:style-name="T10">void</text:span><text:span text:style-name="T1"> sendMessage(String </text:span><text:span text:style-name="T26">message</text:span><text:span text:style-name="T1">, String </text:span><text:span text:style-name="T26">to</text:span><text:span text:style-name="T1">) {</text:span></text:p>
      <text:p text:style-name="P41"><text:span text:style-name="T1"><text:s text:c="4"/>System.</text:span><text:span text:style-name="T23">out</text:span><text:span text:style-name="T1">.println(</text:span><text:span text:style-name="T20">"Hello "</text:span><text:span text:style-name="T1">+</text:span><text:span text:style-name="T26">to</text:span><text:span text:style-name="T1">+</text:span><text:span text:style-name="T20">" you have an email: <text:s/>"</text:span><text:span text:style-name="T1">+ </text:span><text:span text:style-name="T26">message</text:span><text:span text:style-name="T1">);</text:span></text:p>
      <text:p text:style-name="P44"><text:s text:c="2"/>}</text:p>
      <text:p text:style-name="P44">}</text:p>
      <text:p text:style-name="Standard"><text:span text:style-name="Source_20_Text"><text:span text:style-name="T86"/></text:span></text:p>
      <text:p text:style-name="P39"><text:span text:style-name="Source_20_Text"><text:span text:style-name="T16">public</text:span></text:span><text:span text:style-name="T2"> </text:span><text:span text:style-name="T11">class</text:span><text:span text:style-name="T2"> SMSMessageServiceImpl </text:span><text:span text:style-name="T11">implements</text:span><text:span text:style-name="T2"> MessageService {</text:span></text:p>
      <text:p text:style-name="P40"/>
      <text:p text:style-name="P41"><text:span text:style-name="T1"><text:s text:c="2"/></text:span><text:span text:style-name="T21">@Override</text:span></text:p>
      <text:p text:style-name="P41"><text:span text:style-name="T1"><text:s text:c="2"/></text:span><text:span text:style-name="T10">public</text:span><text:span text:style-name="T1"> </text:span><text:span text:style-name="T10">void</text:span><text:span text:style-name="T1"> sendMessage(String </text:span><text:span text:style-name="T26">message</text:span><text:span text:style-name="T1">, String </text:span><text:span text:style-name="T26">to</text:span><text:span text:style-name="T1">) {</text:span></text:p>
      <text:p text:style-name="P41"><text:span text:style-name="T1"><text:s text:c="4"/>System.</text:span><text:span text:style-name="T23">out</text:span><text:span text:style-name="T1">.println(</text:span><text:span text:style-name="T20">"Hello "</text:span><text:span text:style-name="T1">+</text:span><text:span text:style-name="T26">to</text:span><text:span text:style-name="T1">+</text:span><text:span text:style-name="T20">" you have an sms: <text:s/>"</text:span><text:span text:style-name="T1">+ </text:span><text:span text:style-name="T26">message</text:span><text:span text:style-name="T1">);</text:span></text:p>
      <text:p text:style-name="P44"><text:s text:c="2"/>}</text:p>
      <text:p text:style-name="P44">}</text:p>
      <text:p text:style-name="Standard"><text:span text:style-name="Source_20_Text"><text:span text:style-name="T86"/></text:span></text:p>
      <text:p text:style-name="P35"><text:span text:style-name="Source_20_Text"><text:span text:style-name="T7">So, as you can see, the interface MessageService is implemented by the two specific messaging services i.e. EmailMessageServiceImpl and SMSMessageServiceImpl.</text:span></text:span></text:p>
      <text:p text:style-name="P5"><text:span text:style-name="Source_20_Text"><text:span text:style-name="T31"/></text:span></text:p>
      <text:p text:style-name="P6"><text:span text:style-name="Source_20_Text"><text:span text:style-name="T32">In reality, both these service impl classes will have a lot of unique configurations and logic corresponding to the service but since this is an example we just have a simple sysout.</text:span></text:span></text:p>
      <text:p text:style-name="P6"><text:span text:style-name="Source_20_Text"><text:span text:style-name="T32"/></text:span></text:p>
      <text:p text:style-name="P7"><text:span text:style-name="Source_20_Text"><text:span text:style-name="T33">Okay, now let’s create the CustomerNotification class whose job is to call the appropriate messaging service class’s sendMessage to send the message to the customer.</text:span></text:span></text:p>
      <text:p text:style-name="P7"><text:span text:style-name="Source_20_Text"><text:span text:style-name="T33"/></text:span></text:p>
      <text:p text:style-name="Preformatted_20_Text"><text:span text:style-name="Source_20_Text"><text:span text:style-name="T17">public</text:span></text:span><text:span text:style-name="T3"> </text:span><text:span text:style-name="T12">class</text:span><text:span text:style-name="T3"> CustomerNotification {</text:span></text:p>
      <text:p text:style-name="P42"><text:span text:style-name="Source_20_Text"><text:span text:style-name="T33"/></text:span></text:p>
      <text:p text:style-name="P8"><text:span text:style-name="Source_20_Text"><text:span text:style-name="T34">Since, we currently need to provide the ability to send both email and sms notification, we need to call the sendMessage method of these two messaging services from the CustomerNotification class:</text:span></text:span></text:p>
      <text:p text:style-name="P8"><text:span text:style-name="Source_20_Text"><text:span text:style-name="T34"/></text:span></text:p>
      <text:p text:style-name="Preformatted_20_Text"><text:span text:style-name="Source_20_Text"><text:span text:style-name="T73"><text:s text:c="2"/></text:span></text:span><text:span text:style-name="T19">private</text:span><text:span text:style-name="T88"> EmailMessageServiceImpl </text:span><text:span text:style-name="T25">emailMessageService</text:span><text:span text:style-name="T88">; </text:span></text:p>
      <text:p text:style-name="Preformatted_20_Text"><text:span text:style-name="T1"><text:s text:c="2"/></text:span><text:span text:style-name="T10">private</text:span><text:span text:style-name="T1"> SMSMessageServiceImpl </text:span><text:span text:style-name="T22">smsMessageService</text:span><text:span text:style-name="T1">;</text:span></text:p>
      <text:p text:style-name="Preformatted_20_Text"><text:s text:c="2"/></text:p>
      <text:p text:style-name="P41"><text:soft-page-break/><text:span text:style-name="T1"><text:s text:c="2"/></text:span><text:span text:style-name="T10">public</text:span><text:span text:style-name="T1"> CustomerNotification() {</text:span></text:p>
      <text:p text:style-name="P41"><text:span text:style-name="T1"><text:s text:c="4"/></text:span><text:span text:style-name="T22">emailMessageService</text:span><text:span text:style-name="T1"> = </text:span><text:span text:style-name="T10">new</text:span><text:span text:style-name="T1"> EmailMessageServiceImpl();</text:span></text:p>
      <text:p text:style-name="P41"><text:span text:style-name="T1"><text:s text:c="4"/></text:span><text:span text:style-name="T22">smsMessageService</text:span><text:span text:style-name="T1"> = </text:span><text:span text:style-name="T10">new</text:span><text:span text:style-name="T1"> SMSMessageServiceImpl();</text:span></text:p>
      <text:p text:style-name="P44"><text:s text:c="2"/>}</text:p>
      <text:p text:style-name="P8"><text:span text:style-name="Source_20_Text"><text:span text:style-name="T34"/></text:span></text:p>
      <text:p text:style-name="P36"><text:span text:style-name="Source_20_Text"><text:span text:style-name="T8">And, to do that, we declare both the service impl classes and create an instance of them in the constructor.</text:span></text:span></text:p>
      <text:p text:style-name="P8"/>
      <text:p text:style-name="P9"><text:span text:style-name="Source_20_Text"><text:span text:style-name="T35">And, then, we call the appropriate messaging service, on the basis of the input.</text:span></text:span></text:p>
      <text:p text:style-name="P9"><text:span text:style-name="Source_20_Text"><text:span text:style-name="T35"/></text:span></text:p>
      <text:p text:style-name="Preformatted_20_Text"><text:span text:style-name="Source_20_Text"><text:span text:style-name="T74"><text:s text:c="2"/></text:span></text:span><text:span text:style-name="T19">public</text:span><text:span text:style-name="T88"> </text:span><text:span text:style-name="T19">void</text:span><text:span text:style-name="T88"> sendNotification(String </text:span><text:span text:style-name="T28">message</text:span><text:span text:style-name="T88">, String </text:span><text:span text:style-name="T28">to</text:span><text:span text:style-name="T88">) {</text:span></text:p>
      <text:p text:style-name="Preformatted_20_Text"><text:span text:style-name="T1"><text:s text:c="4"/></text:span><text:span text:style-name="T10">if</text:span><text:span text:style-name="T1">(</text:span><text:span text:style-name="T26">to</text:span><text:span text:style-name="T1">.contains(</text:span><text:span text:style-name="T20">"@"</text:span><text:span text:style-name="T1">))</text:span></text:p>
      <text:p text:style-name="Preformatted_20_Text"><text:span text:style-name="T1"><text:s text:c="6"/></text:span><text:span text:style-name="T22">emailMessageService</text:span><text:span text:style-name="T1">.sendMessage(</text:span><text:span text:style-name="T26">message</text:span><text:span text:style-name="T1">, </text:span><text:span text:style-name="T26">to</text:span><text:span text:style-name="T1">);</text:span></text:p>
      <text:p text:style-name="Preformatted_20_Text"><text:span text:style-name="T1"><text:s text:c="4"/></text:span><text:span text:style-name="T10">else</text:span></text:p>
      <text:p text:style-name="Preformatted_20_Text"><text:span text:style-name="T1"><text:s text:c="6"/></text:span><text:span text:style-name="T22">smsMessageService</text:span><text:span text:style-name="T1">.sendMessage(</text:span><text:span text:style-name="T26">message</text:span><text:span text:style-name="T1">, </text:span><text:span text:style-name="T26">to</text:span><text:span text:style-name="T1">);</text:span></text:p>
      <text:p text:style-name="Preformatted_20_Text"><text:s text:c="2"/>}</text:p>
      <text:p text:style-name="Preformatted_20_Text"><text:span text:style-name="Source_20_Text"><text:s text:c="2"/></text:span></text:p>
      <text:p text:style-name="P10"><text:span text:style-name="Source_20_Text"><text:span text:style-name="T36">Now, to test this, let’s create a class:</text:span></text:span></text:p>
      <text:p text:style-name="P10"><text:span text:style-name="Source_20_Text"><text:span text:style-name="T36"/></text:span></text:p>
      <text:p text:style-name="Preformatted_20_Text"><text:span text:style-name="Source_20_Text"><text:span text:style-name="T13">public</text:span></text:span><text:span text:style-name="T88"> </text:span><text:span text:style-name="T19">class</text:span><text:span text:style-name="T88"> CustomerNotificationTest {</text:span></text:p>
      <text:p text:style-name="P42"><text:span text:style-name="Source_20_Text"><text:span text:style-name="T36"/></text:span></text:p>
      <text:p text:style-name="P10"><text:span text:style-name="Source_20_Text"><text:span text:style-name="T36">Now, our job is to test the funcitoning of the sendNotification method of the CustomerNotification class.</text:span></text:span></text:p>
      <text:p text:style-name="P10"><text:span text:style-name="Source_20_Text"><text:span text:style-name="T36"/></text:span></text:p>
      <text:p text:style-name="Preformatted_20_Text"><text:span text:style-name="Source_20_Text"><text:span text:style-name="T75"><text:s text:c="2"/></text:span></text:span><text:span text:style-name="T19">public</text:span><text:span text:style-name="T88"> </text:span><text:span text:style-name="T19">void</text:span><text:span text:style-name="T88"> testSendNotification() {</text:span></text:p>
      <text:p text:style-name="Preformatted_20_Text"><text:span text:style-name="T1"><text:s text:c="4"/></text:span><text:span text:style-name="T22">customerNotification</text:span><text:span text:style-name="T1"> = </text:span><text:span text:style-name="T10">new</text:span><text:span text:style-name="T1"> CustomerNotification();</text:span></text:p>
      <text:p text:style-name="Preformatted_20_Text"><text:span text:style-name="T1"><text:s text:c="4"/></text:span><text:span text:style-name="T22">customerNotification</text:span><text:span text:style-name="T1">.sendNotification(</text:span><text:span text:style-name="T20">"kya kar rahan hain be.."</text:span><text:span text:style-name="T1">, </text:span><text:span text:style-name="T20">"sridharm84@gmail.com"</text:span><text:span text:style-name="T1">);</text:span></text:p>
      <text:p text:style-name="Preformatted_20_Text"><text:span text:style-name="T1"><text:s text:c="4"/></text:span><text:span text:style-name="T22">customerNotification</text:span><text:span text:style-name="T1">.sendNotification(</text:span><text:span text:style-name="T20">"kya kar rahan hain be.."</text:span><text:span text:style-name="T1">, </text:span><text:span text:style-name="T20">"9951249007"</text:span><text:span text:style-name="T1">);</text:span></text:p>
      <text:p text:style-name="Preformatted_20_Text"><text:s text:c="2"/>}</text:p>
      <text:p text:style-name="Preformatted_20_Text"><text:span text:style-name="Source_20_Text"/></text:p>
      <text:p text:style-name="P11"><text:span text:style-name="Source_20_Text"><text:span text:style-name="T37">So, this will confirm the test. But there are a few drawbacks with this approach and let’s see them.</text:span></text:span></text:p>
      <text:p text:style-name="P10"><text:span text:style-name="Source_20_Text"><text:span text:style-name="T36"/></text:span></text:p>
      <text:p text:style-name="P11"><text:span text:style-name="Source_20_Text"><text:span text:style-name="T68">Disadvantages:</text:span></text:span></text:p>
      <text:p text:style-name="P12"><text:span text:style-name="Source_20_Text"><text:span text:style-name="T38">a.The CustomerNotification class is tightly couple</text:span></text:span><text:span text:style-name="Source_20_Text"><text:span text:style-name="T59">d</text:span></text:span><text:span text:style-name="Source_20_Text"><text:span text:style-name="T38"> to the messaging service implementations and there is hard-coding:</text:span></text:span></text:p>
      <text:p text:style-name="P12"><text:span text:style-name="Source_20_Text"><text:span text:style-name="T38"/></text:span></text:p>
      <text:p text:style-name="Preformatted_20_Text"><text:span text:style-name="Source_20_Text"><text:span text:style-name="T76"><text:s text:c="2"/></text:span></text:span><text:span text:style-name="T19">private</text:span><text:span text:style-name="T88"> EmailMessageServiceImpl </text:span><text:span text:style-name="T25">emailMessageService</text:span><text:span text:style-name="T88">; </text:span></text:p>
      <text:p text:style-name="Preformatted_20_Text"><text:span text:style-name="T1"><text:s text:c="2"/></text:span><text:span text:style-name="T10">private</text:span><text:span text:style-name="T1"> SMSMessageServiceImpl </text:span><text:span text:style-name="T22">smsMessageService</text:span><text:span text:style-name="T1">;</text:span></text:p>
      <text:p text:style-name="P44"><text:s text:c="2"/></text:p>
      <text:p text:style-name="P41"><text:span text:style-name="T1"><text:s text:c="2"/></text:span><text:span text:style-name="T10">public</text:span><text:span text:style-name="T1"> CustomerNotification() {</text:span></text:p>
      <text:p text:style-name="P41"><text:span text:style-name="T1"><text:s text:c="4"/></text:span><text:span text:style-name="T22">emailMessageService</text:span><text:span text:style-name="T1"> = </text:span><text:span text:style-name="T10">new</text:span><text:span text:style-name="T1"> EmailMessageServiceImpl();</text:span></text:p>
      <text:p text:style-name="P41"><text:span text:style-name="T1"><text:s text:c="4"/></text:span><text:span text:style-name="T22">smsMessageService</text:span><text:span text:style-name="T1"> = </text:span><text:span text:style-name="T10">new</text:span><text:span text:style-name="T1"> SMSMessageServiceImpl();</text:span></text:p>
      <text:p text:style-name="P44"><text:s text:c="2"/>}</text:p>
      <text:p text:style-name="P12"><text:span text:style-name="Source_20_Text"><text:span text:style-name="T76"/></text:span></text:p>
      <text:p text:style-name="P13"><text:span text:style-name="Source_20_Text"><text:span text:style-name="T39">So, tomorrow, if you want to add a new messaging service or remove an existing one, we need to make changes in this class, because the coupling between these dependencies are hard-coded i.e. the dependencies that are required by this class are created by this class itself and hence it is tightly coupled with it’s dependencies.</text:span></text:span></text:p>
      <text:p text:style-name="P13"><text:span text:style-name="Source_20_Text"><text:span text:style-name="T39"/></text:span></text:p>
      <text:p text:style-name="P14"><text:span text:style-name="Source_20_Text"><text:span text:style-name="T40">b.There is absolutely no way to test the sendNotification method of the CustomerNotification class in isolation i.e. there is no unit test possible for this method.</text:span></text:span></text:p>
      <text:p text:style-name="P14"><text:span text:style-name="Source_20_Text"><text:span text:style-name="T40"/></text:span></text:p>
      <text:p text:style-name="Preformatted_20_Text"><text:span text:style-name="Source_20_Text"><text:span text:style-name="T77"><text:s text:c="2"/></text:span></text:span><text:span text:style-name="T19">public</text:span><text:span text:style-name="T88"> </text:span><text:span text:style-name="T19">void</text:span><text:span text:style-name="T88"> testSendNotification() {</text:span></text:p>
      <text:p text:style-name="P41"><text:soft-page-break/><text:span text:style-name="T1"><text:s text:c="4"/></text:span><text:span text:style-name="T22">customerNotification</text:span><text:span text:style-name="T1"> = </text:span><text:span text:style-name="T10">new</text:span><text:span text:style-name="T1"> CustomerNotification();</text:span></text:p>
      <text:p text:style-name="P41"><text:span text:style-name="T1"><text:s text:c="4"/></text:span><text:span text:style-name="T22">customerNotification</text:span><text:span text:style-name="T1">.sendNotification(</text:span><text:span text:style-name="T20">"kya kar rahan hain be.."</text:span><text:span text:style-name="T1">, </text:span><text:span text:style-name="T20">"sridharm84@gmail.com"</text:span><text:span text:style-name="T1">);</text:span></text:p>
      <text:p text:style-name="P41"><text:span text:style-name="T1"><text:s text:c="4"/></text:span><text:span text:style-name="T22">customerNotification</text:span><text:span text:style-name="T1">.sendNotification(</text:span><text:span text:style-name="T20">"kya kar rahan hain be.."</text:span><text:span text:style-name="T1">, </text:span><text:span text:style-name="T20">"9951249007"</text:span><text:span text:style-name="T1">);</text:span></text:p>
      <text:p text:style-name="P44"><text:s text:c="2"/>}</text:p>
      <text:p text:style-name="P14"><text:span text:style-name="Source_20_Text"><text:span text:style-name="T85"/></text:span></text:p>
      <text:p text:style-name="P15"><text:span text:style-name="Source_20_Text"><text:span text:style-name="T41">As you can see, the moement you invoke the sendNotification method it is going to call it’s appropriate messaging service impl class method and hence we are not able to do any unit test possible here. This kind of a becomes an integration test. And, in real world, to make an unit test possible here, we might either have to comment some code in the respective messaging service impl classes such that no actual emails or sms’s are sent or we might have to comment some piece of code in the CustomerNotification class. But this is not and practical way to do things.</text:span></text:span></text:p>
      <text:p text:style-name="P15"><text:span text:style-name="Source_20_Text"><text:span text:style-name="T41"/></text:span></text:p>
      <text:p text:style-name="P16"><text:span text:style-name="Source_20_Text"><text:span text:style-name="T69">b.Solution with Dependency Injection</text:span></text:span></text:p>
      <text:p text:style-name="P17"><text:span text:style-name="Source_20_Text"><text:span text:style-name="T42">Ok, let’s now try and solve this problem using Dependency Injection i.e. <text:s/>the class which uses the dependencies will not create the dependencies it needs but rather just mentions the type of dependencies it will need to successfully work and it is the job of the container/injecor/client (in this case) to inject these dependencies.</text:span></text:span></text:p>
      <text:p text:style-name="P17"><text:span text:style-name="Source_20_Text"><text:span text:style-name="T42"/></text:span></text:p>
      <text:p text:style-name="P18"><text:span text:style-name="Source_20_Text"><text:span text:style-name="T42">So, MessageService, EmailMessageServiceImpl and SMSMessageServiceImpl all remain the same.</text:span></text:span></text:p>
      <text:p text:style-name="P19"><text:span text:style-name="Source_20_Text"><text:span text:style-name="T43">The change is in the CustomerNotification class.</text:span></text:span></text:p>
      <text:p text:style-name="P19"><text:span text:style-name="Source_20_Text"><text:span text:style-name="T43"/></text:span></text:p>
      <text:p text:style-name="Preformatted_20_Text"><text:span text:style-name="Source_20_Text"><text:span text:style-name="T14">public</text:span></text:span><text:span text:style-name="T88"> </text:span><text:span text:style-name="T19">class</text:span><text:span text:style-name="T88"> CustomerNotification {</text:span></text:p>
      <text:p text:style-name="Preformatted_20_Text"/>
      <text:p text:style-name="Preformatted_20_Text"><text:span text:style-name="T1"><text:s text:c="2"/></text:span><text:span text:style-name="T10">private</text:span><text:span text:style-name="T1"> MessageService </text:span><text:span text:style-name="T22">messageService</text:span><text:span text:style-name="T1">;</text:span></text:p>
      <text:p text:style-name="Preformatted_20_Text"><text:span text:style-name="Source_20_Text"/></text:p>
      <text:p text:style-name="P20"><text:span text:style-name="Source_20_Text"><text:span text:style-name="T44">As you can see, the first change is that we are coding to an interface and not to it’s implementations. This is where the Dependency Injection begins.</text:span></text:span></text:p>
      <text:p text:style-name="P20"><text:span text:style-name="Source_20_Text"><text:span text:style-name="T44"/></text:span></text:p>
      <text:p text:style-name="Preformatted_20_Text"><text:span text:style-name="Source_20_Text"><text:span text:style-name="T78"><text:s text:c="2"/></text:span></text:span><text:span text:style-name="T19">public</text:span><text:span text:style-name="T88"> CustomerNotification(MessageService </text:span><text:span text:style-name="T28">messageService</text:span><text:span text:style-name="T88">) {</text:span></text:p>
      <text:p text:style-name="Preformatted_20_Text"><text:span text:style-name="T1"><text:s text:c="4"/></text:span><text:span text:style-name="T10">this</text:span><text:span text:style-name="T1">.</text:span><text:span text:style-name="T22">messageService</text:span><text:span text:style-name="T1"> = </text:span><text:span text:style-name="T26">messageService</text:span><text:span text:style-name="T1">;</text:span></text:p>
      <text:p text:style-name="Preformatted_20_Text"><text:s text:c="2"/>}</text:p>
      <text:p text:style-name="Preformatted_20_Text"><text:span text:style-name="Source_20_Text"/></text:p>
      <text:p text:style-name="P21"><text:span text:style-name="Source_20_Text"><text:span text:style-name="T45">And, the above piece of code is where Dependency is being injected. It is being injected through the constructor and hence this is called </text:span></text:span><text:span text:style-name="Source_20_Text"><text:span text:style-name="T70">Constructor Injection</text:span></text:span><text:span text:style-name="Source_20_Text"><text:span text:style-name="T45">.</text:span></text:span></text:p>
      <text:p text:style-name="P21"><text:span text:style-name="Source_20_Text"><text:span text:style-name="T45"/></text:span></text:p>
      <text:p text:style-name="P22"><text:span text:style-name="Source_20_Text"><text:span text:style-name="T46">So, basically, the CustomerNotification class here no longer creates it’s dependencies, it rather just mentions/declares that is dependent on one of the implementations of the MessageService interface but it does not say which or how and when it should be created. Here, the class is basically only bothered about performing it’s duties, which is to call the sendNotification method which then calls the appropriate the message service impl but it is not into creating </text:span></text:span><text:span text:style-name="Source_20_Text"><text:span text:style-name="T47">instances</text:span></text:span><text:span text:style-name="Source_20_Text"><text:span text:style-name="T46">.</text:span></text:span></text:p>
      <text:p text:style-name="P23"><text:span text:style-name="Source_20_Text"><text:span text:style-name="T48">And, the sendNotification is as follows:</text:span></text:span></text:p>
      <text:p text:style-name="P23"><text:span text:style-name="Source_20_Text"><text:span text:style-name="T48"/></text:span></text:p>
      <text:p text:style-name="Preformatted_20_Text"><text:span text:style-name="Source_20_Text"><text:span text:style-name="T79"><text:s text:c="2"/></text:span></text:span><text:span text:style-name="T19">public</text:span><text:span text:style-name="T88"> </text:span><text:span text:style-name="T19">void</text:span><text:span text:style-name="T88"> sendNotification(String </text:span><text:span text:style-name="T28">message</text:span><text:span text:style-name="T88">, String </text:span><text:span text:style-name="T28">to</text:span><text:span text:style-name="T88">) {</text:span></text:p>
      <text:p text:style-name="Preformatted_20_Text"><text:span text:style-name="T1"><text:s text:c="6"/></text:span><text:span text:style-name="T22">messageService</text:span><text:span text:style-name="T1">.sendMessage(</text:span><text:span text:style-name="T26">message</text:span><text:span text:style-name="T1">, </text:span><text:span text:style-name="T26">to</text:span><text:span text:style-name="T1">);</text:span></text:p>
      <text:p text:style-name="Preformatted_20_Text"><text:s text:c="2"/>}</text:p>
      <text:p text:style-name="Preformatted_20_Text"><text:span text:style-name="Source_20_Text"/></text:p>
      <text:p text:style-name="P23"><text:span text:style-name="Source_20_Text"><text:span text:style-name="T48">As simple as that.</text:span></text:span></text:p>
      <text:p text:style-name="P23"><text:soft-page-break/><text:span text:style-name="Source_20_Text"><text:span text:style-name="T48"/></text:span></text:p>
      <text:p text:style-name="P23"><text:span text:style-name="Source_20_Text"><text:span text:style-name="T48">Now, which message service impl to be called will depend on the client, which has to pass the dependencies. In case of Spring, this is done by the conatiner.</text:span></text:span></text:p>
      <text:p text:style-name="P23"><text:span text:style-name="Source_20_Text"><text:span text:style-name="T48"/></text:span></text:p>
      <text:p text:style-name="P24"><text:span text:style-name="Source_20_Text"><text:span text:style-name="T49">And, testing it plainly will be </text:span></text:span><text:span text:style-name="Source_20_Text"><text:span text:style-name="T50">as simple as </text:span></text:span><text:span text:style-name="Source_20_Text"><text:span text:style-name="T49">this:</text:span></text:span></text:p>
      <text:p text:style-name="P24"><text:span text:style-name="Source_20_Text"><text:span text:style-name="T49"/></text:span></text:p>
      <text:p text:style-name="Preformatted_20_Text"><text:span text:style-name="Source_20_Text"><text:span text:style-name="T80"><text:s text:c="2"/></text:span></text:span><text:span text:style-name="T19">public</text:span><text:span text:style-name="T88"> </text:span><text:span text:style-name="T19">void</text:span><text:span text:style-name="T88"> testSendNotification() {</text:span></text:p>
      <text:p text:style-name="Preformatted_20_Text"><text:span text:style-name="T1"><text:s text:c="4"/></text:span><text:span text:style-name="T22">customerNotification</text:span><text:span text:style-name="T1"> = </text:span><text:span text:style-name="T10">new</text:span><text:span text:style-name="T1"> CustomerNotification(</text:span><text:span text:style-name="T10">new</text:span><text:span text:style-name="T1"> MockEmailMessageServiceImpl());</text:span></text:p>
      <text:p text:style-name="P41"><text:span text:style-name="T1"><text:s text:c="4"/></text:span><text:span text:style-name="T22">customerNotification</text:span><text:span text:style-name="T1">.sendNotification(</text:span><text:span text:style-name="T20">"kya kar rahan hain be.."</text:span><text:span text:style-name="T1">, </text:span><text:span text:style-name="T20">"sridharm84@gmail.com"</text:span><text:span text:style-name="T1">);</text:span></text:p>
      <text:p text:style-name="P44"><text:s text:c="4"/></text:p>
      <text:p text:style-name="P41"><text:span text:style-name="T1"><text:s text:c="4"/></text:span><text:span text:style-name="T22">customerNotification</text:span><text:span text:style-name="T1"> = </text:span><text:span text:style-name="T10">new</text:span><text:span text:style-name="T1"> CustomerNotification(</text:span><text:span text:style-name="T10">new</text:span><text:span text:style-name="T1"> MockSMSMessageServiceImpl());</text:span></text:p>
      <text:p text:style-name="P41"><text:span text:style-name="T1"><text:s text:c="4"/></text:span><text:span text:style-name="T22">customerNotification</text:span><text:span text:style-name="T1">.sendNotification(</text:span><text:span text:style-name="T20">"kya kar rahan hain be.."</text:span><text:span text:style-name="T1">, </text:span><text:span text:style-name="T20">"9951249007"</text:span><text:span text:style-name="T1">);</text:span></text:p>
      <text:p text:style-name="P44"><text:s text:c="2"/>}</text:p>
      <text:p text:style-name="P37"><text:span text:style-name="Source_20_Text"><text:span text:style-name="T88"/></text:span></text:p>
      <text:p text:style-name="P25"><text:span text:style-name="Source_20_Text"><text:span text:style-name="T50">As you can see, there are two mock service classes used.</text:span></text:span></text:p>
      <text:p text:style-name="P25"><text:span text:style-name="Source_20_Text"><text:span text:style-name="T50"/></text:span></text:p>
      <text:p text:style-name="Preformatted_20_Text"><text:span text:style-name="Source_20_Text"><text:span text:style-name="T15">public</text:span></text:span><text:span text:style-name="T88"> </text:span><text:span text:style-name="T19">class</text:span><text:span text:style-name="T88"> </text:span><text:span text:style-name="T89">MockEmailMessageServiceImpl</text:span><text:span text:style-name="T88"> </text:span><text:span text:style-name="T19">implements</text:span><text:span text:style-name="T88"> MessageService {</text:span></text:p>
      <text:p text:style-name="Preformatted_20_Text"/>
      <text:p text:style-name="Preformatted_20_Text"><text:span text:style-name="T1"><text:s text:c="2"/></text:span><text:span text:style-name="T21">@Override</text:span></text:p>
      <text:p text:style-name="Preformatted_20_Text"><text:span text:style-name="T1"><text:s text:c="2"/></text:span><text:span text:style-name="T10">public</text:span><text:span text:style-name="T1"> </text:span><text:span text:style-name="T10">void</text:span><text:span text:style-name="T1"> sendMessage(String </text:span><text:span text:style-name="T26">message</text:span><text:span text:style-name="T1">, String </text:span><text:span text:style-name="T26">to</text:span><text:span text:style-name="T1">) {</text:span></text:p>
      <text:p text:style-name="Preformatted_20_Text"><text:span text:style-name="T1"><text:s text:c="4"/>System.</text:span><text:span text:style-name="T23">out</text:span><text:span text:style-name="T1">.println(</text:span><text:span text:style-name="T20">"Hello "</text:span><text:span text:style-name="T1">+</text:span><text:span text:style-name="T26">to</text:span><text:span text:style-name="T1">+</text:span><text:span text:style-name="T20">" you have an mock email: <text:s/>"</text:span><text:span text:style-name="T1">+ </text:span><text:span text:style-name="T26">message</text:span><text:span text:style-name="T1">);</text:span></text:p>
      <text:p text:style-name="Preformatted_20_Text"><text:s text:c="2"/>}</text:p>
      <text:p text:style-name="Preformatted_20_Text">}</text:p>
      <text:p text:style-name="Preformatted_20_Text"><text:span text:style-name="Source_20_Text"/></text:p>
      <text:p text:style-name="Preformatted_20_Text"><text:span text:style-name="Source_20_Text"><text:span text:style-name="T18">public</text:span></text:span><text:span text:style-name="T2"> </text:span><text:span text:style-name="T11">class</text:span><text:span text:style-name="T2"> </text:span><text:span text:style-name="T4">MockSMSMessageServiceImpl</text:span><text:span text:style-name="T2"> </text:span><text:span text:style-name="T11">implements</text:span><text:span text:style-name="T2"> MessageService {</text:span></text:p>
      <text:p text:style-name="Preformatted_20_Text"/>
      <text:p text:style-name="Preformatted_20_Text"><text:span text:style-name="T1"><text:s text:c="2"/></text:span><text:span text:style-name="T21">@Override</text:span></text:p>
      <text:p text:style-name="Preformatted_20_Text"><text:span text:style-name="T1"><text:s text:c="2"/></text:span><text:span text:style-name="T10">public</text:span><text:span text:style-name="T1"> </text:span><text:span text:style-name="T10">void</text:span><text:span text:style-name="T1"> sendMessage(String </text:span><text:span text:style-name="T26">message</text:span><text:span text:style-name="T1">, String </text:span><text:span text:style-name="T26">to</text:span><text:span text:style-name="T1">) {</text:span></text:p>
      <text:p text:style-name="Preformatted_20_Text"><text:span text:style-name="T1"><text:s text:c="4"/>System.</text:span><text:span text:style-name="T23">out</text:span><text:span text:style-name="T1">.println(</text:span><text:span text:style-name="T20">"Hello "</text:span><text:span text:style-name="T1">+</text:span><text:span text:style-name="T26">to</text:span><text:span text:style-name="T1">+</text:span><text:span text:style-name="T20">" you have an mock sms: <text:s/>"</text:span><text:span text:style-name="T1">+ </text:span><text:span text:style-name="T26">message</text:span><text:span text:style-name="T1">);</text:span></text:p>
      <text:p text:style-name="Preformatted_20_Text"><text:s text:c="2"/>}</text:p>
      <text:p text:style-name="Preformatted_20_Text">}</text:p>
      <text:p text:style-name="Preformatted_20_Text"><text:span text:style-name="Source_20_Text"/></text:p>
      <text:p text:style-name="P25"><text:span text:style-name="Source_20_Text"><text:span text:style-name="T50">These two mock classes allow us to unit test the sendNotification method in isolation w/o having to ever call the real message service impl classes.</text:span></text:span></text:p>
      <text:p text:style-name="P25"><text:span text:style-name="Source_20_Text"><text:span text:style-name="T50">This is possible only because in the CustomerNotification class we have coded to the interface and not to an implementation and hence while testing it we can just create some mock class that implements this interface and pass it around.</text:span></text:span></text:p>
      <text:p text:style-name="P23"><text:span text:style-name="Source_20_Text"><text:span text:style-name="T48"/></text:span></text:p>
      <text:p text:style-name="P26"><text:span text:style-name="Source_20_Text"><text:span text:style-name="T71">Advantages:</text:span></text:span></text:p>
      <text:p text:style-name="P26"><text:span text:style-name="Source_20_Text"><text:span text:style-name="T51">a.</text:span></text:span><text:span text:style-name="Source_20_Text"><text:span text:style-name="T52">If tomorrow we want to add a new messaging service like a facebook message or a whatsapp message, then we can easily do so because we have coded to the interface and there is hard-coding/tight coupling involved.</text:span></text:span></text:p>
      <text:p text:style-name="P39"><text:span text:style-name="Source_20_Text"><text:span text:style-name="T5"/></text:span></text:p>
      <text:p text:style-name="P39"><text:span text:style-name="Source_20_Text"><text:span text:style-name="T5"><text:s text:c="2"/></text:span></text:span><text:span text:style-name="T11">private</text:span><text:span text:style-name="T2"> MessageService </text:span><text:span text:style-name="T24">messageService</text:span><text:span text:style-name="T2">;</text:span></text:p>
      <text:p text:style-name="P1"><text:span text:style-name="Source_20_Text"><text:span text:style-name="T81"/></text:span></text:p>
      <text:p text:style-name="P27"><text:span text:style-name="Source_20_Text"><text:span text:style-name="T52">This in CustomerNotification class opens up all possibilities and makes the process flexibile.</text:span></text:span></text:p>
      <text:p text:style-name="P27"><text:span text:style-name="Source_20_Text"><text:span text:style-name="T52"/></text:span></text:p>
      <text:p text:style-name="P27"><text:span text:style-name="Source_20_Text"><text:span text:style-name="T52">b.</text:span></text:span><text:span text:style-name="Source_20_Text"><text:span text:style-name="T53">It becomes extremly easy to perform unit tests.</text:span></text:span></text:p>
      <text:p text:style-name="P27"><text:span text:style-name="Source_20_Text"><text:span text:style-name="T53"/></text:span></text:p>
      <text:p text:style-name="Preformatted_20_Text"><text:span text:style-name="Source_20_Text"><text:span text:style-name="T82"><text:s text:c="2"/></text:span></text:span><text:span text:style-name="T19">public</text:span><text:span text:style-name="T88"> </text:span><text:span text:style-name="T19">void</text:span><text:span text:style-name="T88"> testSendNotification() {</text:span></text:p>
      <text:p text:style-name="Preformatted_20_Text"><text:soft-page-break/><text:span text:style-name="T1"><text:s text:c="4"/></text:span><text:span text:style-name="T22">customerNotification</text:span><text:span text:style-name="T1"> = </text:span><text:span text:style-name="T10">new</text:span><text:span text:style-name="T1"> CustomerNotification(</text:span><text:span text:style-name="T10">new</text:span><text:span text:style-name="T1"> MockEmailMessageServiceImpl());</text:span></text:p>
      <text:p text:style-name="P41"><text:span text:style-name="T1"><text:s text:c="4"/></text:span><text:span text:style-name="T22">customerNotification</text:span><text:span text:style-name="T1">.sendNotification(</text:span><text:span text:style-name="T20">"kya kar rahan hain be.."</text:span><text:span text:style-name="T1">, </text:span><text:span text:style-name="T20">"sridharm84@gmail.com"</text:span><text:span text:style-name="T1">);</text:span></text:p>
      <text:p text:style-name="P44"><text:s text:c="4"/></text:p>
      <text:p text:style-name="P41"><text:span text:style-name="T1"><text:s text:c="4"/></text:span><text:span text:style-name="T22">customerNotification</text:span><text:span text:style-name="T1"> = </text:span><text:span text:style-name="T10">new</text:span><text:span text:style-name="T1"> CustomerNotification(</text:span><text:span text:style-name="T10">new</text:span><text:span text:style-name="T1"> MockSMSMessageServiceImpl());</text:span></text:p>
      <text:p text:style-name="P41"><text:span text:style-name="T1"><text:s text:c="4"/></text:span><text:span text:style-name="T22">customerNotification</text:span><text:span text:style-name="T1">.sendNotification(</text:span><text:span text:style-name="T20">"kya kar rahan hain be.."</text:span><text:span text:style-name="T1">, </text:span><text:span text:style-name="T20">"9951249007"</text:span><text:span text:style-name="T1">);</text:span></text:p>
      <text:p text:style-name="P44"><text:s text:c="2"/>}</text:p>
      <text:p text:style-name="P27"><text:span text:style-name="Source_20_Text"><text:span text:style-name="T82"/></text:span></text:p>
      <text:p text:style-name="P38"><text:span text:style-name="Source_20_Text"><text:span text:style-name="T9">As you can see, we just used the Mock Email and Mock SMS messaging service impl classes and made the unit testing of sendNotification possible w/o having to call the real messaging service classes.</text:span></text:span></text:p>
      <text:p text:style-name="P28"><text:span text:style-name="Source_20_Text"><text:span text:style-name="T53"/></text:span></text:p>
      <text:p text:style-name="P29"><text:span text:style-name="Source_20_Text"><text:span text:style-name="T72">Setter Injection:</text:span></text:span></text:p>
      <text:p text:style-name="P30"><text:span text:style-name="Source_20_Text"><text:span text:style-name="T54">Not much to change to implement DI using Setter Injection i.e. injecting your dependencies throguh setters.</text:span></text:span></text:p>
      <text:p text:style-name="P30"><text:span text:style-name="Source_20_Text"><text:span text:style-name="T54"/></text:span></text:p>
      <text:p text:style-name="P31"><text:span text:style-name="Source_20_Text"><text:span text:style-name="T55">In the CustomerNotification class, except for the constructor that we have used to inject the dependency, we will now replace it with a setter:</text:span></text:span></text:p>
      <text:p text:style-name="P31"><text:span text:style-name="Source_20_Text"><text:span text:style-name="T55"/></text:span></text:p>
      <text:p text:style-name="P39"><text:span text:style-name="Source_20_Text"><text:span text:style-name="T6"><text:s text:c="2"/></text:span></text:span><text:span text:style-name="T11">public</text:span><text:span text:style-name="T2"> </text:span><text:span text:style-name="T11">void</text:span><text:span text:style-name="T2"> setMessageService(MessageService </text:span><text:span text:style-name="T27">messageService</text:span><text:span text:style-name="T2">) {</text:span></text:p>
      <text:p text:style-name="P41"><text:span text:style-name="T1"><text:s text:c="4"/></text:span><text:span text:style-name="T10">this</text:span><text:span text:style-name="T1">.</text:span><text:span text:style-name="T22">messageService</text:span><text:span text:style-name="T1"> = </text:span><text:span text:style-name="T26">messageService</text:span><text:span text:style-name="T1">;</text:span></text:p>
      <text:p text:style-name="P44"><text:s text:c="2"/>}</text:p>
      <text:p text:style-name="P1"><text:span text:style-name="Source_20_Text"><text:span text:style-name="T83"/></text:span></text:p>
      <text:p text:style-name="P32"><text:span text:style-name="Source_20_Text"><text:span text:style-name="T56">And, in the CustomerNotificationTest class, instead of passing the dependencies through the constructors, will now pass them through the setters.</text:span></text:span></text:p>
      <text:p text:style-name="P32"><text:span text:style-name="Source_20_Text"><text:span text:style-name="T56"/></text:span></text:p>
      <text:p text:style-name="Preformatted_20_Text"><text:span text:style-name="Source_20_Text"><text:span text:style-name="T84"><text:s text:c="2"/></text:span></text:span><text:span text:style-name="T19">public</text:span><text:span text:style-name="T88"> </text:span><text:span text:style-name="T19">void</text:span><text:span text:style-name="T88"> testSendNotification() {</text:span></text:p>
      <text:p text:style-name="Preformatted_20_Text"><text:span text:style-name="T1"><text:s text:c="4"/></text:span><text:span text:style-name="T22">customerNotification</text:span><text:span text:style-name="T1"> = </text:span><text:span text:style-name="T10">new</text:span><text:span text:style-name="T1"> CustomerNotification();</text:span></text:p>
      <text:p text:style-name="Preformatted_20_Text"><text:span text:style-name="T1"><text:s text:c="4"/></text:span><text:span text:style-name="T22">customerNotification</text:span><text:span text:style-name="T1">.setMessageService(</text:span><text:span text:style-name="T10">new</text:span><text:span text:style-name="T1"> MockEmailMessageServiceImpl());</text:span></text:p>
      <text:p text:style-name="Preformatted_20_Text"><text:span text:style-name="T1"><text:s text:c="4"/></text:span><text:span text:style-name="T22">customerNotification</text:span><text:span text:style-name="T1">.sendNotification(</text:span><text:span text:style-name="T20">"kya kar rahan hain be.."</text:span><text:span text:style-name="T1">, </text:span><text:span text:style-name="T20">"sridharm84@gmail.com"</text:span><text:span text:style-name="T1">);</text:span></text:p>
      <text:p text:style-name="Preformatted_20_Text"/>
      <text:p text:style-name="Preformatted_20_Text"><text:span text:style-name="T1"><text:s text:c="4"/></text:span><text:span text:style-name="T22">customerNotification</text:span><text:span text:style-name="T1">.setMessageService(</text:span><text:span text:style-name="T10">new</text:span><text:span text:style-name="T1"> MockSMSMessageServiceImpl());</text:span></text:p>
      <text:p text:style-name="Preformatted_20_Text"><text:span text:style-name="T1"><text:s text:c="4"/></text:span><text:span text:style-name="T22">customerNotification</text:span><text:span text:style-name="T1">.sendNotification(</text:span><text:span text:style-name="T20">"kya kar rahan hain be.."</text:span><text:span text:style-name="T1">, </text:span><text:span text:style-name="T20">"9951249007"</text:span><text:span text:style-name="T1">);</text:span></text:p>
      <text:p text:style-name="Preformatted_20_Text"><text:s text:c="2"/>}</text:p>
      <text:p text:style-name="Preformatted_20_Text"><text:span text:style-name="Source_20_Text"/></text:p>
      <text:p text:style-name="P33"><text:span text:style-name="Source_20_Text"><text:span text:style-name="T57">That’s it. Simple.</text:span></text:span></text:p>
      <text:p text:style-name="P33"><text:span text:style-name="Source_20_Text"><text:span text:style-name="T57"/></text:span></text:p>
      <text:p text:style-name="P34"><text:span text:style-name="Source_20_Text"><text:span text:style-name="T58">Oh, by the way, the the CustomerNotificationTest class is not a real test class, for which, we actually need to write a Junit Test class, but this class shows that the unit testing really becomes easy when using DI. You can howevere achieve the same through a Junit test class as well.</text:span></text:span></text:p>
      <text:p text:style-name="P34"><text:span text:style-name="Source_20_Text"><text:span text:style-name="T58"/></text:span></text:p>
      <text:p text:style-name="P34"><text:span text:style-name="Source_20_Text"><text:span text:style-name="T58"/></text:span></text:p>
      <text:p text:style-name="P28"><text:span text:style-name="Source_20_Text"><text:span text:style-name="T53"/></text:span></text:p>
      <text:p text:style-name="P21"><text:span text:style-name="Source_20_Text"><text:span text:style-name="T45"/></text:span></text:p>
      <text:p text:style-name="P9"><text:span text:style-name="Source_20_Text"><text:span text:style-name="T42"><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Monospace1" svg:font-family="Monospac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26T16:42:56.670274359</dc:date>
    <meta:editing-cycles>1157</meta:editing-cycles>
    <meta:editing-duration>P3DT12H26M14S</meta:editing-duration>
    <meta:generator>LibreOffice/6.0.7.3$Linux_X86_64 LibreOffice_project/00m0$Build-3</meta:generator>
    <meta:document-statistic meta:table-count="0" meta:image-count="0" meta:object-count="0" meta:page-count="5" meta:paragraph-count="137" meta:word-count="1380" meta:character-count="10312" meta:non-whitespace-character-count="8817"/>
  </office:meta>
</office:document-meta>
</file>